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559cm" fo:min-width="1.118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0.559cm" fo:min-width="1.118cm"/>
    </style:style>
    <style:style style:name="gr3" style:family="graphic" style:parent-style-name="objectwithoutfill">
      <style:graphic-properties svg:stroke-width="0.053cm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0.379cm" fo:min-width="1.0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2.313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33ff99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999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P7" style:family="paragraph">
      <loext:graphic-properties draw:fill="none" draw:fill-color="#ffffff"/>
      <style:paragraph-properties fo:text-align="center"/>
      <style:text-properties style:font-name="Times New Roman"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143cm" svg:x="5.699cm" svg:y="3.794cm">
          <text:p text:style-name="P1"><text:span text:style-name="T1">hair</text:span></text:p>
          <text:p text:style-name="P1"><text:span text:style-name="T1">leng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86cm" svg:height="1.143cm" svg:x="10.144cm" svg:y="4.175cm">
          <text:p text:style-name="P1"><text:span text:style-name="T1">pinterest</text:span></text:p>
          <text:p text:style-name="P1"><text:span text:style-name="T1">activ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985cm" svg:y1="4.366cm" svg:x2="10.144cm" svg:y2="4.747cm" draw:start-shape="id1" draw:start-glue-point="10" draw:end-shape="id2" draw:end-glue-point="6" svg:d="M7985 4366l2159 381" svg:viewBox="0 0 2160 382">
          <text:p/>
        </draw:connector>
        <draw:custom-shape draw:style-name="gr4" draw:text-style-name="P5" xml:id="id3" draw:id="id3" draw:layer="layout" svg:width="2.159cm" svg:height="0.889cm" svg:x="6.41cm" svg:y="6.315cm">
          <text:p text:style-name="P1"><text:span text:style-name="T1">g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8.253cm" svg:y1="6.445cm" svg:x2="10.478cm" svg:y2="5.151cm" draw:start-shape="id3" draw:start-glue-point="11" draw:end-shape="id2" draw:end-glue-point="7" svg:d="M8253 6445l2225-1294" svg:viewBox="0 0 2226 1295">
          <text:p/>
        </draw:connector>
        <draw:connector draw:style-name="gr3" draw:text-style-name="P4" draw:layer="layout" draw:type="line" svg:x1="7.49cm" svg:y1="6.315cm" svg:x2="6.842cm" svg:y2="4.937cm" draw:start-shape="id3" draw:start-glue-point="4" draw:end-shape="id1" draw:end-glue-point="8" svg:d="M7490 6315l-648-1378" svg:viewBox="0 0 649 1379">
          <text:p/>
        </draw:connector>
        <draw:frame draw:style-name="gr5" draw:text-style-name="P6" draw:layer="layout" svg:width="1.057cm" svg:height="0.755cm" svg:x="6.334cm" svg:y="3.032cm">
          <draw:text-box>
            <text:p><text:span text:style-name="T2">i.v.</text:span></text:p>
          </draw:text-box>
        </draw:frame>
        <draw:frame draw:style-name="gr6" draw:text-style-name="P6" draw:layer="layout" svg:width="1.158cm" svg:height="0.755cm" svg:x="10.475cm" svg:y="3.418cm">
          <draw:text-box>
            <text:p><text:span text:style-name="T2">d.v.</text:span></text:p>
          </draw:text-box>
        </draw:frame>
        <draw:frame draw:style-name="gr7" draw:text-style-name="P7" draw:layer="layout" svg:width="2.813cm" svg:height="1.259cm" svg:x="6.103cm" svg:y="7.126cm">
          <draw:text-box>
            <text:p text:style-name="P1"><text:span text:style-name="T2">confounding</text:span></text:p>
            <text:p text:style-name="P1"><text:span text:style-name="T2">vari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8:42:18.015914712</meta:creation-date>
    <dc:date>2019-09-28T21:23:17.343059168</dc:date>
    <meta:editing-duration>PT10M49S</meta:editing-duration>
    <meta:editing-cycles>8</meta:editing-cycles>
    <meta:generator>LibreOffice/6.0.7.3$Linux_X86_64 LibreOffice_project/00m0$Build-3</meta:generator>
    <meta:document-statistic meta:object-count="9"/>
  </office:meta>
</office:document-meta>
</file>